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1" svg:font-family="Cambria" style:font-family-generic="roman"/>
    <style:font-face style:name="CMMI10" svg:font-family="CMMI10" style:font-family-generic="roman" style:font-pitch="variable"/>
    <style:font-face style:name="CMR10" svg:font-family="CMR10"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0" svg:font-family="0"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216d5"/>
    </style:style>
    <style:style style:name="P2" style:family="paragraph" style:parent-style-name="Standard">
      <style:text-properties officeooo:rsid="00252dc7" officeooo:paragraph-rsid="00252dc7"/>
    </style:style>
    <style:style style:name="P3" style:family="paragraph" style:parent-style-name="Standard">
      <style:paragraph-properties fo:margin-left="0in" fo:margin-right="0in" fo:text-indent="0.5in" style:auto-text-indent="false"/>
      <style:text-properties officeooo:rsid="00203703" officeooo:paragraph-rsid="002216d5"/>
    </style:style>
    <style:style style:name="P4" style:family="paragraph" style:parent-style-name="Heading_20_2">
      <style:paragraph-properties fo:margin-left="0in" fo:margin-right="0in" fo:text-indent="0.5in" style:auto-text-indent="false"/>
      <style:text-properties officeooo:rsid="002216d5" officeooo:paragraph-rsid="002216d5"/>
    </style:style>
    <style:style style:name="P5" style:family="paragraph" style:parent-style-name="Heading_20_2">
      <style:paragraph-properties fo:margin-left="0in" fo:margin-right="0in" fo:text-indent="0.5in" style:auto-text-indent="false"/>
      <style:text-properties officeooo:rsid="00252dc7" officeooo:paragraph-rsid="00252dc7"/>
    </style:style>
    <style:style style:name="P6" style:family="paragraph" style:parent-style-name="Heading_20_1" style:master-page-name="Standard">
      <style:paragraph-properties fo:margin-left="0in" fo:margin-right="0in" fo:text-indent="0.5in" style:auto-text-indent="false" style:page-number="auto"/>
      <style:text-properties officeooo:paragraph-rsid="00203703"/>
    </style:style>
    <style:style style:name="T1" style:family="text">
      <style:text-properties fo:color="#0d0d0d" style:font-name="Cambria"/>
    </style:style>
    <style:style style:name="T2" style:family="text">
      <style:text-properties fo:color="#0d0d0d" style:font-name="Cambria1"/>
    </style:style>
    <style:style style:name="T3" style:family="text">
      <style:text-properties style:font-name="Cambria"/>
    </style:style>
    <style:style style:name="T4" style:family="text">
      <style:text-properties style:font-name="Cambria" officeooo:rsid="002216d5"/>
    </style:style>
    <style:style style:name="T5" style:family="text">
      <style:text-properties style:font-name="Cambria" officeooo:rsid="0022f828"/>
    </style:style>
    <style:style style:name="T6" style:family="text">
      <style:text-properties style:font-name="Cambria" officeooo:rsid="00244204"/>
    </style:style>
    <style:style style:name="T7" style:family="text">
      <style:text-properties style:font-name="Cambria" officeooo:rsid="00252dc7"/>
    </style:style>
    <style:style style:name="T8" style:family="text">
      <style:text-properties style:font-name="Cambria" officeooo:rsid="0025379c"/>
    </style:style>
    <style:style style:name="T9" style:family="text">
      <style:text-properties style:text-position="super 58%" style:font-name="Cambria" officeooo:rsid="002442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3">Introduction</text:span></text:h>
      <text:p text:style-name="P3"><text:span text:style-name="T1">Assignment 2 consisted on the design space exploration of the programs from Assignment 1 plus two other ones, now on an actual SoC design with a reconfigurable </text:span><text:span text:style-name="T2">ρ</text:span><text:span text:style-name="T1">-VEX core. The exploration was done on the 2 assigned programs, pocsag and v42, and two randomly selected ones, crc and blit. Based on the results obtained in Assignment 1, and further analysis of the selected benchmaks, a configuration was selected on the basis of balancing the needs of the 4 programs. Using the given tools, an analysis on performance, and energy consumption was done. Based on that analysis, two other configurations were defined, one with the purpose of improving performance, and a second one with the purpose of reducing area. The same analysis for those 2 configurations was also done, and a conclusion is presented where the all the results are taken in consideration for a final proposal.. </text:span></text:p>
      <text:h text:style-name="P4" text:outline-level="2"><text:span text:style-name="T3">Blit</text:span></text:h>
      <text:p text:style-name="P1"><text:span text:style-name="T3"><text:tab/></text:span><text:span text:style-name="T4">Blit is a graphics algorithm for combining two bitmaps. It basically consists on taking a </text:span><text:span text:style-name="T6">small</text:span><text:span text:style-name="T4"> </text:span><text:span text:style-name="T5">bitmap 1 </text:span><text:span text:style-name="T6">that will be introduced into a bigger bitmap 2. The bitmap 1 has a mask that defines which pixels will be taken and pasted into the larger image. With an AND operation of the mask and bitmap 2, the original image is erased on the parts where the bitmap 1 will be introduced. After that, an OR operation is used to “paste” bitmap 1 into bitmap 2. The blit benchmark consists only on this last operation. It will take an array of 32 bit data, and it will copy it into a different address with an offset. If the offset is non-zero, special consideration is taken to leave the data that was already there at the destination address and is not supposed to be overriden. For example if the destination offset is 20 </text:span><text:span text:style-name="T8">bits</text:span><text:span text:style-name="T6">, the 20 MSB of the first 32 bits will be left intact, and the amount of bits specified to be copied, will be copied into the destination address starting from the 12</text:span><text:span text:style-name="T9">th</text:span><text:span text:style-name="T6"> position. All the processing is done in batches of 32, that is why the OR operation is very important as to not modify the data that was already copied. Most of the processing that is done consists of shifts and </text:span><text:span text:style-name="T7">the OR operation, along with a branch to keep looping until the number of bits to be copied is reached. Data is read and written in batches of 32 bits</text:span></text:p>
      <text:h text:style-name="P5" text:outline-level="2"><text:span text:style-name="T3">CRC</text:span></text:h>
      <text:p text:style-name="P2"><text:span text:style-name="T3"><text:tab/>The CRC (cyclic redundancy check) is a very simple and effective error detection algorithm, used in data transmission and storage devices to detect damaged raw data. CRC is mainly used because of its ease of implementation in binary hardware and its high effectiveness on detecting common errors caused by noise on data transmission channels. This algorithm performs a specific operation on an input block of data, generating a fixed-size value, similar to a hash. The output value is then compared to the attached key (a value attached to the original message), for validating the data. The main processing effort is done iteratively with data dependencies (variables in loops are dependent on their previous versions) and the operations performed are mainly logic (shifts and </text:span><text:span text:style-name="T8">XOR</text:span><text:span text:style-name="T3">).</text:span></text:p>
      <text:p text:style-name="P2"/>
      <text:p text:style-name="P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mbria1" svg:font-family="Cambria" style:font-family-generic="roman"/>
    <style:font-face style:name="CMMI10" svg:font-family="CMMI10" style:font-family-generic="roman" style:font-pitch="variable"/>
    <style:font-face style:name="CMR10" svg:font-family="CMR10"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0" svg:font-family="0"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align="start" style:justify-single-word="false" fo:orphans="2" fo:widows="2" fo:text-indent="0in" style:auto-text-indent="false"/>
    </style:style>
    <style:style style:name="ListLabel_20_3" style:display-name="ListLabel 3" style:family="text">
      <style:text-properties style:font-name-asian="0" style:font-family-asian="0" style:font-family-generic-asian="system" style:font-pitch-asian="variable"/>
    </style:style>
    <style:style style:name="ListLabel_20_2" style:display-name="ListLabel 2" style:family="text">
      <style:text-properties style:font-name-asian="Courier New" style:font-family-asian="'Courier New'" style:font-family-generic-asian="system" style:font-pitch-asian="variable"/>
    </style:style>
    <style:style style:name="ListLabel_20_1" style:display-name="ListLabel 1" style:family="text">
      <style:text-properties style:font-name-asian="0" style:font-family-asian="0" style:font-family-generic-asian="system" style:font-pitch-asian="variable"/>
    </style:style>
    <style:style style:name="Footer_20_Char" style:display-name="Footer Char" style:family="text"/>
    <style:style style:name="Header_20_Char" style:display-name="Header Char" style:family="text"/>
    <style:style style:name="Heading_20_3_20_Char" style:display-name="Heading 3 Char" style:family="text">
      <style:text-properties fo:color="#1f4d78" style:font-name="Calibri Light" fo:font-family="'Calibri Light'" style:font-family-generic="roman" style:font-pitch="variable" fo:font-size="12pt" style:font-name-asian="0" style:font-family-asian="0" style:font-family-generic-asian="system" style:font-pitch-asian="variable" style:font-size-asian="12pt"/>
    </style:style>
    <style:style style:name="Heading_20_2_20_Char" style:display-name="Heading 2 Char" style:family="text">
      <style:text-properties fo:color="#2e74b5" style:font-name="Calibri Light" fo:font-family="'Calibri Light'" style:font-family-generic="roman" style:font-pitch="variable" fo:font-size="13pt" style:font-name-asian="0" style:font-family-asian="0" style:font-family-generic-asian="system" style:font-pitch-asian="variable" style:font-size-asian="13pt"/>
    </style:style>
    <style:style style:name="Heading_20_1_20_Char" style:display-name="Heading 1 Char" style:family="text">
      <style:text-properties fo:color="#2e74b5" style:font-name="Calibri Light" fo:font-family="'Calibri Light'" style:font-family-generic="roman" style:font-pitch="variable" fo:font-size="16pt" style:font-name-asian="0" style:font-family-asian="0" style:font-family-generic-asian="system" style:font-pitch-asian="variable" style:font-size-asian="16pt"/>
    </style:style>
    <style:style style:name="apple-converted-space"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2:46:27.438000000</meta:creation-date>
    <meta:generator>LibreOffice/4.3.2.2$Windows_x86 LibreOffice_project/edfb5295ba211bd31ad47d0bad0118690f76407d</meta:generator>
    <dc:date>2014-11-12T00:52:44.769000000</dc:date>
    <meta:editing-duration>PT20M35S</meta:editing-duration>
    <meta:editing-cycles>3</meta:editing-cycles>
    <meta:document-statistic meta:table-count="0" meta:image-count="0" meta:object-count="0" meta:page-count="1" meta:paragraph-count="6" meta:word-count="527" meta:character-count="3031" meta:non-whitespace-character-count="2507"/>
  </office:meta>
</office:document-meta>
</file>